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24/06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LCA CHINO ELIZABETH TATI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>25/06/2021</text:span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LCA CHINO ELIZABETH TATIA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CRIOLLO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>PAVO BLANCO</text:p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>1</text:p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>50184503</text:p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>LA2163</text:p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>06:45</text:p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>08:30</text:p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6-25T01:04:59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